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7" style:family="graphic" style:parent-style-name="objectwithoutfill">
      <style:graphic-properties draw:marker-start="" draw:marker-start-width="0.3cm" draw:marker-end="Symmetric_20_Arrow" draw:marker-end-width="0.3cm" draw:fill="none" draw:textarea-vertical-align="middle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796cm"/>
    </style:style>
    <style:style style:name="gr13" style:family="graphic" style:parent-style-name="standard">
      <style:graphic-properties draw:stroke="none" draw:fill="none" fo:min-height="0.396cm"/>
    </style:style>
    <style:style style:name="gr14" style:family="graphic" style:parent-style-name="standard">
      <style:graphic-properties draw:stroke="none" draw:fill="none" fo:min-height="0.789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1.60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3.4cm" svg:height="0.6cm" svg:x="9.4cm" svg:y="2.4cm">
          <text:p text:style-name="P1"><text:span text:style-name="T1">onWaitConn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cm" svg:height="0.6cm" svg:x="9.4cm" svg:y="3.8cm">
          <text:p text:style-name="P1"><text:span text:style-name="T1">onWaitMi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4cm" svg:height="0.6cm" svg:x="5.4cm" svg:y="7.2cm">
          <text:p text:style-name="P3"><text:span text:style-name="T2">onRecordMi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679cm" svg:height="0.6cm" svg:x="12.721cm" svg:y="7.241cm">
          <text:p text:style-name="P3"><text:span text:style-name="T2">onSwitchOff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679cm" svg:height="0.6cm" svg:x="12.721cm" svg:y="8.841cm">
          <text:p text:style-name="P3"><text:span text:style-name="T2">onAr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679cm" svg:height="0.6cm" svg:x="12.715cm" svg:y="10.241cm">
          <text:p text:style-name="P3"><text:span text:style-name="T2">onGo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1.1cm" svg:y1="3cm" svg:x2="11.1cm" svg:y2="3.8cm" draw:start-shape="id1" draw:start-glue-point="2" draw:end-shape="id2" svg:d="M11100 3000v800" svg:viewBox="0 0 1 801">
          <text:p/>
        </draw:connector>
        <draw:connector draw:style-name="gr7" draw:text-style-name="P5" draw:layer="layout" svg:x1="11.1cm" svg:y1="4.4cm" svg:x2="7.1cm" svg:y2="7.2cm" draw:start-shape="id2" draw:end-shape="id3" draw:end-glue-point="0" svg:d="M11100 4400v1400h-4000v1400" svg:viewBox="0 0 4001 2801">
          <text:p/>
        </draw:connector>
        <draw:connector draw:style-name="gr7" draw:text-style-name="P6" draw:layer="layout" svg:x1="11.1cm" svg:y1="4.4cm" svg:x2="15.06cm" svg:y2="7.241cm" draw:start-shape="id2" draw:end-shape="id4" draw:end-glue-point="0" svg:d="M11100 4400v1421h3960v1420" svg:viewBox="0 0 3961 2842">
          <text:p/>
        </draw:connector>
        <draw:connector draw:style-name="gr7" draw:text-style-name="P5" draw:layer="layout" svg:x1="15.06cm" svg:y1="7.841cm" svg:x2="15.06cm" svg:y2="8.841cm" draw:start-shape="id4" draw:start-glue-point="2" draw:end-shape="id5" draw:end-glue-point="0" svg:d="M15060 7841v1000" svg:viewBox="0 0 1 1001">
          <text:p/>
        </draw:connector>
        <draw:custom-shape draw:style-name="gr8" draw:text-style-name="P4" xml:id="id7" draw:id="id7" draw:layer="layout" svg:width="4.679cm" svg:height="0.6cm" svg:x="12.715cm" svg:y="12.8cm">
          <text:p text:style-name="P3"><text:span text:style-name="T2">onLan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8" draw:id="id8" draw:layer="layout" svg:width="4.679cm" svg:height="0.6cm" svg:x="12.715cm" svg:y="14cm">
          <text:p text:style-name="P3"><text:span text:style-name="T2">onDisar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5.06cm" svg:y1="9.441cm" svg:x2="15.054cm" svg:y2="10.241cm" draw:start-shape="id5" draw:start-glue-point="2" draw:end-shape="id6" draw:end-glue-point="0" svg:d="M15060 9441v400h-6v400" svg:viewBox="0 0 7 801">
          <text:p/>
        </draw:connector>
        <draw:connector draw:style-name="gr10" draw:text-style-name="P5" draw:layer="layout" svg:x1="15.054cm" svg:y1="10.841cm" svg:x2="15.054cm" svg:y2="12.8cm" draw:start-shape="id6" draw:start-glue-point="2" draw:end-shape="id7" draw:end-glue-point="0" svg:d="M15054 10841v1959" svg:viewBox="0 0 1 1960">
          <text:p/>
        </draw:connector>
        <draw:connector draw:style-name="gr10" draw:text-style-name="P5" draw:layer="layout" svg:x1="15.054cm" svg:y1="13.4cm" svg:x2="15.054cm" svg:y2="14cm" draw:start-shape="id7" draw:start-glue-point="2" draw:end-shape="id8" draw:end-glue-point="0" svg:d="M15054 13400v600" svg:viewBox="0 0 1 601">
          <text:p/>
        </draw:connector>
        <draw:connector draw:style-name="gr10" draw:text-style-name="P5" draw:layer="layout" draw:line-skew="0cm 9.506cm" svg:x1="15.054cm" svg:y1="14.6cm" svg:x2="12.8cm" svg:y2="4.1cm" draw:start-shape="id8" draw:start-glue-point="2" draw:end-shape="id2" draw:end-glue-point="1" svg:d="M15054 14600v501h12346v-11001h-14600" svg:viewBox="0 0 14601 11002">
          <text:p/>
        </draw:connector>
        <draw:connector draw:style-name="gr11" draw:text-style-name="P5" draw:layer="layout" svg:x1="7.1cm" svg:y1="7.8cm" svg:x2="9.4cm" svg:y2="4.1cm" draw:start-shape="id3" draw:start-glue-point="2" draw:end-shape="id2" draw:end-glue-point="3" svg:d="M7100 7800v501h-2201v-4201h4501" svg:viewBox="0 0 4502 4202">
          <text:p/>
        </draw:connector>
        <draw:frame draw:style-name="gr12" draw:text-style-name="P7" draw:layer="layout" svg:width="8.292cm" svg:height="1.046cm" svg:x="11.908cm" svg:y="5.254cm">
          <draw:text-box>
            <text:p><text:span text:style-name="T3">NewMissionEvent </text:span></text:p>
            <text:p><text:span text:style-name="T3">or (PauseBackMissionEvent &amp; pauseActive) </text:span></text:p>
          </draw:text-box>
        </draw:frame>
        <draw:frame draw:style-name="gr13" draw:text-style-name="P7" draw:layer="layout" svg:width="3.492cm" svg:height="0.646cm" svg:x="6.8cm" svg:y="5.154cm">
          <draw:text-box>
            <text:p><text:span text:style-name="T3">RecordModeEvent</text:span></text:p>
          </draw:text-box>
        </draw:frame>
        <draw:frame draw:style-name="gr14" draw:text-style-name="P7" draw:layer="layout" svg:width="4.492cm" svg:height="1.039cm" svg:x="3.2cm" svg:y="8.354cm">
          <draw:text-box>
            <text:p><text:span text:style-name="T3">WaitMissionModeEvent</text:span></text:p>
          </draw:text-box>
        </draw:frame>
        <draw:custom-shape draw:style-name="gr15" draw:text-style-name="P4" xml:id="id9" draw:id="id9" draw:layer="layout" svg:width="2.109cm" svg:height="0.6cm" svg:x="8cm" svg:y="11.216cm">
          <text:p text:style-name="P3"><text:span text:style-name="T2">onLoiter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2.715cm" svg:y1="10.541cm" svg:x2="9.054cm" svg:y2="11.216cm" draw:start-shape="id6" draw:start-glue-point="3" draw:end-shape="id9" draw:end-glue-point="0" svg:d="M12715 10541h-3661v675" svg:viewBox="0 0 3662 676">
          <text:p/>
        </draw:connector>
        <draw:connector draw:style-name="gr10" draw:text-style-name="P5" draw:layer="layout" svg:x1="9.054cm" svg:y1="11.816cm" svg:x2="13.122cm" svg:y2="10.95cm" draw:start-shape="id9" draw:start-glue-point="2" svg:d="M9054 11816v501h4068v-1367" svg:viewBox="0 0 4069 1368">
          <text:p/>
        </draw:connector>
        <draw:frame draw:style-name="gr13" draw:text-style-name="P7" draw:layer="layout" svg:width="4.367cm" svg:height="0.646cm" svg:x="8.833cm" svg:y="11.816cm">
          <draw:text-box>
            <text:p><text:span text:style-name="T3">PauseBackMissionEvent</text:span></text:p>
          </draw:text-box>
        </draw:frame>
        <draw:frame draw:style-name="gr13" draw:text-style-name="P9" draw:layer="layout" svg:width="3.779cm" svg:height="0.646cm" svg:x="8.8cm" svg:y="10.4cm">
          <draw:text-box>
            <text:p text:style-name="P8"><text:span text:style-name="T3">Pause1MissionEvent</text:span></text:p>
          </draw:text-box>
        </draw:frame>
        <draw:frame draw:style-name="gr12" draw:text-style-name="P7" draw:layer="layout" svg:width="8.292cm" svg:height="1.046cm" svg:x="15.108cm" svg:y="11.154cm">
          <draw:text-box>
            <text:p><text:span text:style-name="T3">NoMoreWaypoint </text:span></text:p>
            <text:p><text:span text:style-name="T3">or (Pause2MissionEvent : pauseActive:=true) </text:span></text:p>
          </draw:text-box>
        </draw:frame>
        <draw:frame draw:style-name="gr14" draw:text-style-name="P7" draw:layer="layout" svg:width="3.8cm" svg:height="1.039cm" svg:x="8.6cm" svg:y="13cm">
          <draw:text-box>
            <text:p><text:span text:style-name="T3">Pause2MissionEvent</text:span></text:p>
            <text:p><text:span text:style-name="T3">pauseActive:=true</text:span></text:p>
          </draw:text-box>
        </draw:frame>
        <draw:connector draw:style-name="gr10" draw:text-style-name="P5" draw:layer="layout" svg:x1="9.054cm" svg:y1="11.816cm" svg:x2="12.715cm" svg:y2="13.1cm" draw:start-shape="id9" draw:start-glue-point="2" draw:end-shape="id7" svg:d="M9054 11816v1284h3661" svg:viewBox="0 0 3662 1285">
          <text:p/>
        </draw:connector>
        <draw:custom-shape draw:style-name="gr16" draw:text-style-name="P4" xml:id="id10" draw:id="id10" draw:layer="layout" svg:width="2.8cm" svg:height="0.6cm" svg:x="4.4cm" svg:y="11.216cm">
          <text:p text:style-name="P3"><text:span text:style-name="T2">onFreestyl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line-skew="-0.228cm" svg:x1="12.715cm" svg:y1="10.541cm" svg:x2="5.8cm" svg:y2="11.216cm" draw:end-shape="id10" draw:end-glue-point="0" svg:d="M12715 10541v-141h-6915v816" svg:viewBox="0 0 6916 817">
          <text:p/>
        </draw:connector>
        <draw:frame draw:style-name="gr14" draw:text-style-name="P9" draw:layer="layout" svg:width="5.779cm" svg:height="1.039cm" svg:x="4.2cm" svg:y="9.895cm">
          <draw:text-box>
            <text:p text:style-name="P8"><text:span text:style-name="T3">WaypointArg1==Freestyle</text:span></text:p>
          </draw:text-box>
        </draw:frame>
        <draw:connector draw:style-name="gr10" draw:text-style-name="P5" draw:layer="layout" draw:line-skew="0.283cm" svg:x1="5.8cm" svg:y1="11.816cm" svg:x2="13.81cm" svg:y2="10.996cm" draw:start-shape="id10" draw:start-glue-point="2" svg:d="M5800 11816v784h8010v-1604" svg:viewBox="0 0 8011 1605">
          <text:p/>
        </draw:connector>
        <draw:custom-shape draw:style-name="gr17" draw:text-style-name="P4" draw:layer="layout" svg:width="4.679cm" svg:height="0.6cm" svg:x="19.921cm" svg:y="14.8cm">
          <text:p text:style-name="P3"><text:span text:style-name="T2">onStopOffBoar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9:25:46.419232344</meta:creation-date>
    <dc:date>2019-12-30T20:24:19.007190696</dc:date>
    <meta:editing-duration>PT6H42M36S</meta:editing-duration>
    <meta:editing-cycles>6</meta:editing-cycles>
    <meta:generator>LibreOffice/6.0.7.3$Linux_X86_64 LibreOffice_project/00m0$Build-3</meta:generator>
    <meta:document-statistic meta:object-count="56"/>
  </office:meta>
</office:document-meta>
</file>